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38.33mm"/>
    </style:style>
    <style:style style:name="co2" style:family="table-column">
      <style:table-column-properties fo:break-before="auto" style:column-width="77.73mm"/>
    </style:style>
    <style:style style:name="co3" style:family="table-column">
      <style:table-column-properties fo:break-before="auto" style:column-width="73.8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70.27mm"/>
    </style:style>
    <style:style style:name="co6" style:family="table-column">
      <style:table-column-properties fo:break-before="auto" style:column-width="60.87mm"/>
    </style:style>
    <style:style style:name="ro1" style:family="table-row">
      <style:table-row-properties style:row-height="5.3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echts</text:p>
          </table:table-cell>
          <table:table-cell table:style-name="ce2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der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ummelmann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3" table:number-rows-repeated="1048001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3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3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3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3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3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3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3" table:visibility="collapse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3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3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3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3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3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3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3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3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3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3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3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3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3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3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3">
          <table:table-cell office:value-type="string" calcext:value-type="string">
            <text:p>Smithers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3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3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3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3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</table:table>
      <table:named-expressions/>
      <table:database-ranges>
        <table:database-range table:name="__Anonymous_Sheet_DB__0" table:target-range-address="Schreibhand.A1:Schreibhand.C567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6.99mm" fo:page-height="209.9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1">00.00.0000</text:date>, <text:time style:data-style-name="N2" text:time-value="11:54:35.51958368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1.2$Linux_X86_64 LibreOffice_project/5d19a1bfa650b796764388cd8b33a5af1f5baa1b</meta:generator>
    <meta:creation-date>2006-09-16T14:57:30</meta:creation-date>
    <dc:date>2018-10-21T12:05:03.657697073</dc:date>
    <meta:editing-cycles>314</meta:editing-cycles>
    <meta:editing-duration>PT15H32M24S</meta:editing-duration>
    <meta:document-statistic meta:table-count="2" meta:cell-count="1343" meta:object-count="0"/>
    <meta:user-defined meta:name="Info 1"/>
    <meta:user-defined meta:name="Info 2"/>
    <meta:user-defined meta:name="Info 3"/>
    <meta:user-defined meta:name="Info 4"/>
  </office:meta>
</office:document-meta>
</file>